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A0000020284AC3587242A0707.png" manifest:media-type="image/png"/>
  <manifest:file-entry manifest:full-path="Pictures/10000201000003EA000003A235E1FCDD14BE3ECC.png" manifest:media-type="image/png"/>
  <manifest:file-entry manifest:full-path="Pictures/1000020100000A00000006C1D1DD3F1396E4BD7D.png" manifest:media-type="image/png"/>
  <manifest:file-entry manifest:full-path="Pictures/1000020100000166000000E90DE9B8BD583F9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1e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x="3.4311in" svg:y="0in" svg:width="3.7291in" svg:height="2.4272in" draw:z-index="0"><draw:image xlink:href="Pictures/1000020100000166000000E90DE9B8BD583F921E.png" xlink:type="simple" xlink:show="embed" xlink:actuate="onLoad" loext:mime-type="image/png"/></draw:frame><draw:frame draw:style-name="fr1" draw:name="Image2" text:anchor-type="char" svg:x="0.3661in" svg:y="2.7283in" svg:width="6.6646in" svg:height="4.5008in" draw:z-index="1"><draw:image xlink:href="Pictures/1000020100000A00000006C1D1DD3F1396E4BD7D.png" xlink:type="simple" xlink:show="embed" xlink:actuate="onLoad" loext:mime-type="image/png"/></draw:frame><draw:frame draw:style-name="fr1" draw:name="Image3" text:anchor-type="char" svg:x="-0.1547in" svg:y="-0.4583in" svg:width="3.7445in" svg:height="3.4752in" draw:z-index="2"><draw:image xlink:href="Pictures/10000201000003EA000003A235E1FCDD14BE3ECC.png" xlink:type="simple" xlink:show="embed" xlink:actuate="onLoad" loext:mime-type="image/png"/></draw:frame><draw:frame draw:style-name="fr1" draw:name="Image4" text:anchor-type="char" svg:x="0.2201in" svg:y="6.9689in" svg:width="6.9252in" svg:height="2.8291in" draw:z-index="3"><draw:image xlink:href="Pictures/10000201000004EA0000020284AC3587242A070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1:40:13.939011725</meta:creation-date>
    <dc:date>2021-03-24T22:36:18.387149465</dc:date>
    <meta:editing-duration>PT45M54S</meta:editing-duration>
    <meta:editing-cycles>1</meta:editing-cycles>
    <meta:generator>LibreOffice/6.4.3.2$Linux_X86_64 LibreOffice_project/4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